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 style:list-style-name="L1">
      <style:paragraph-properties fo:line-height="150%"/>
      <style:text-properties officeooo:rsid="002cb8ec" officeooo:paragraph-rsid="002cb8ec"/>
    </style:style>
    <style:style style:name="P3" style:family="paragraph" style:parent-style-name="Standard" style:list-style-name="L1">
      <style:paragraph-properties fo:line-height="150%"/>
      <style:text-properties officeooo:rsid="002e40b8" officeooo:paragraph-rsid="002e40b8"/>
    </style:style>
    <style:style style:name="P4" style:family="paragraph" style:parent-style-name="Standard">
      <style:paragraph-properties fo:line-height="150%"/>
      <style:text-properties officeooo:rsid="0013a72a" officeooo:paragraph-rsid="002e40b8"/>
    </style:style>
    <style:style style:name="T1" style:family="text">
      <style:text-properties officeooo:rsid="001648f7"/>
    </style:style>
    <style:style style:name="T2" style:family="text">
      <style:text-properties officeooo:rsid="0028cdf8"/>
    </style:style>
    <style:style style:name="T3" style:family="text">
      <style:text-properties officeooo:rsid="002a46ce"/>
    </style:style>
    <style:style style:name="T4" style:family="text">
      <style:text-properties officeooo:rsid="002b759f"/>
    </style:style>
    <style:style style:name="T5" style:family="text">
      <style:text-properties officeooo:rsid="002e40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<text:span text:style-name="T5">Фабрика</text:span>»:</text:p>
      <text:list text:style-name="L1">
        <text:list-item>
          <text:p text:style-name="P3">Пример 1</text:p>
        </text:list-item>
        <text:list-item>
          <text:p text:style-name="P3">Пример 2</text:p>
        </text:list-item>
      </text:list>
      <text:p text:style-name="P4">Применени<text:span text:style-name="T1">я</text:span> паттерна «<text:span text:style-name="T5">Декоратор</text:span>»:</text:p>
      <text:list text:continue-numbering="true" text:style-name="L1">
        <text:list-item text:start-value="1">
          <text:p text:style-name="P3">Пример 1</text:p>
        </text:list-item>
        <text:list-item>
          <text:p text:style-name="P3">Пример 2</text:p>
        </text:list-item>
      </text:list>
      <text:p text:style-name="P4">Применени<text:span text:style-name="T1">я</text:span> паттерна «<text:span text:style-name="T5">Визитёр</text:span>»:</text:p>
      <text:list text:continue-numbering="true" text:style-name="L1">
        <text:list-item text:start-value="1">
          <text:p text:style-name="P3">Пример 1</text:p>
        </text:list-item>
        <text:list-item>
          <text:p text:style-name="P3">Пример 2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9-06T22:40:03.778481158</dc:date>
    <meta:editing-duration>PT51M49S</meta:editing-duration>
    <meta:editing-cycles>18</meta:editing-cycles>
    <meta:document-statistic meta:table-count="0" meta:image-count="0" meta:object-count="0" meta:page-count="1" meta:paragraph-count="9" meta:word-count="27" meta:character-count="152" meta:non-whitespace-character-count="140"/>
  </office:meta>
</office:document-meta>
</file>